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88fa" officeooo:paragraph-rsid="001988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I 690 Programming Assignment II</text:p>
      <text:p text:style-name="P1">Di Sheng (996962648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 Sheng</meta:initial-creator>
    <meta:creation-date>2015-03-29T12:30:18.466159450</meta:creation-date>
    <dc:date>2015-03-29T12:36:53.111873080</dc:date>
    <dc:creator>Di Sheng</dc:creator>
    <meta:editing-duration>PT6M35S</meta:editing-duration>
    <meta:editing-cycles>1</meta:editing-cycles>
    <meta:document-statistic meta:table-count="0" meta:image-count="0" meta:object-count="0" meta:page-count="1" meta:paragraph-count="2" meta:word-count="8" meta:character-count="54" meta:non-whitespace-character-count="48"/>
    <meta:generator>LibreOffice/4.3.6.2$Linux_x86 LibreOffice_project/430$Build-2</meta:generator>
  </office:meta>
</office:document-meta>
</file>